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2C000002891A046797EB4630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7cm" svg:height="8.333cm" draw:z-index="0"><draw:image xlink:href="Pictures/100000000000052C000002891A046797EB4630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DejaVu Sans" style:font-size-asian="10.5pt" style:language-asian="zxx" style:country-asian="none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DejaVu Sans" style:font-size-asian="10.5pt" style:language-asian="zxx" style:country-asian="none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21:22:51.596113168</meta:creation-date>
    <dc:date>2022-06-30T21:23:55.574408065</dc:date>
    <meta:editing-duration>PT1M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